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roadway" svg:font-family="Broadway" style:font-family-generic="decorative" style:font-pitch="variable"/>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size="10pt" fo:background-color="transparent" style:font-size-asian="10pt"/>
    </style:style>
    <style:style style:name="P2" style:family="paragraph" style:parent-style-name="Standard">
      <style:text-properties fo:color="#000000" fo:background-color="transparent"/>
    </style:style>
    <style:style style:name="P3" style:family="paragraph" style:parent-style-name="Standard">
      <style:paragraph-properties fo:text-align="justify" style:justify-single-word="false"/>
      <style:text-properties fo:color="#000000" fo:background-color="transparent"/>
    </style:style>
    <style:style style:name="P4" style:family="paragraph" style:parent-style-name="Standard">
      <style:text-properties fo:color="#000000" style:text-underline-style="solid" style:text-underline-width="auto" style:text-underline-color="font-color" fo:background-color="transparent"/>
    </style:style>
    <style:style style:name="P5" style:family="paragraph" style:parent-style-name="Text_20_body">
      <style:text-properties fo:color="#000000" fo:background-color="transparent"/>
    </style:style>
    <style:style style:name="P6" style:family="paragraph" style:parent-style-name="Text_20_body">
      <style:paragraph-properties fo:text-align="justify" style:justify-single-word="false"/>
      <style:text-properties fo:color="#000000" fo:background-color="transparent"/>
    </style:style>
    <style:style style:name="P7" style:family="paragraph" style:parent-style-name="Heading_20_1">
      <style:paragraph-properties fo:break-before="page"/>
      <style:text-properties fo:color="#000000" fo:background-color="transparent"/>
    </style:style>
    <style:style style:name="P8" style:family="paragraph" style:parent-style-name="Heading_20_1" style:master-page-name="Standard">
      <style:paragraph-properties style:page-number="auto"/>
      <style:text-properties fo:color="#000000" fo:background-color="transparent"/>
    </style:style>
    <style:style style:name="P9" style:family="paragraph" style:parent-style-name="Body_20_Text_20_2">
      <style:text-properties fo:color="#000000" fo:background-color="transparent"/>
    </style:style>
    <style:style style:name="P10" style:family="paragraph" style:parent-style-name="Body_20_Text_20_2">
      <style:text-properties fo:color="#000000" style:text-underline-style="solid" style:text-underline-width="auto" style:text-underline-color="font-color" fo:background-color="transparent"/>
    </style:style>
    <style:style style:name="P11" style:family="paragraph" style:parent-style-name="Header">
      <style:text-properties style:font-name="Impact" fo:font-size="28pt" style:text-underline-style="solid" style:text-underline-width="auto" style:text-underline-color="font-color" fo:font-weight="bold" style:font-size-asian="28pt" style:font-weight-asian="bold"/>
    </style:style>
    <style:style style:name="P12" style:family="paragraph" style:parent-style-name="Header">
      <style:paragraph-properties>
        <style:tab-stops/>
      </style:paragraph-properties>
      <style:text-properties fo:color="#000000" fo:background-color="transparent"/>
    </style:style>
    <style:style style:name="P13" style:family="paragraph" style:parent-style-name="Header">
      <style:paragraph-properties>
        <style:tab-stops/>
      </style:paragraph-properties>
      <style:text-properties fo:color="#000000" fo:font-size="10pt" fo:background-color="transparent" style:font-size-asian="10pt"/>
    </style:style>
    <style:style style:name="P14" style:family="paragraph" style:parent-style-name="Footer">
      <style:text-properties style:font-name="Broadway" fo:font-size="14pt" style:font-size-asian="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ffff00"/>
    </style:style>
    <style:style style:name="T3" style:family="text">
      <style:text-properties fo:font-size="10pt" style:text-underline-style="solid" style:text-underline-width="auto" style:text-underline-color="font-color" style:font-size-asian="10pt"/>
    </style:style>
    <style:style style:name="T4" style:family="text">
      <style:text-properties fo:font-size="10pt" style:font-size-asian="10pt"/>
    </style:style>
    <style:style style:name="T5" style:family="text">
      <style:text-properties fo:font-size="10pt" fo:font-style="italic" fo:font-weight="bold" style:font-size-asian="10pt" style:font-style-asian="italic" style:font-weight-asian="bold"/>
    </style:style>
    <style:style style:name="T6" style:family="text">
      <style:text-properties fo:font-size="10pt" fo:font-style="italic" style:font-size-asian="10pt" style:font-style-asian="italic" style:font-style-complex="italic"/>
    </style:style>
    <style:style style:name="T7" style:family="text">
      <style:text-properties fo:color="#993300"/>
    </style:style>
    <style:style style:name="T8" style:family="text">
      <style:text-properties fo:color="#993300" fo:font-size="10pt" style:font-size-asian="10pt"/>
    </style:style>
    <style:style style:name="T9" style:family="text">
      <style:text-properties fo:color="#993300" fo:font-size="10pt" style:text-underline-style="solid" style:text-underline-width="auto" style:text-underline-color="font-color" style:font-size-asian="10pt"/>
    </style:style>
    <style:style style:name="T10" style:family="text">
      <style:text-properties fo:color="#993300" style:text-underline-style="solid" style:text-underline-width="auto" style:text-underline-color="font-color"/>
    </style:style>
    <style:style style:name="T11" style:family="text">
      <style:text-properties fo:color="#993300" fo:font-style="italic" style:font-style-asian="italic" style:font-style-complex="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color="#ff00ff"/>
    </style:style>
    <style:style style:name="T15" style:family="text">
      <style:text-properties fo:color="#ff00ff" style:text-underline-style="solid" style:text-underline-width="auto" style:text-underline-color="font-color"/>
    </style:style>
    <style:style style:name="T16" style:family="text">
      <style:text-properties fo:color="#ff00ff" fo:font-style="italic" style:font-style-asian="italic"/>
    </style:style>
    <style:style style:name="T17" style:family="text">
      <style:text-properties fo:color="#ff0000"/>
    </style:style>
    <style:style style:name="T18" style:family="text">
      <style:text-properties fo:background-color="#ffff00"/>
    </style:style>
    <style:style style:name="T19" style:family="text">
      <style:text-properties fo:color="#000000" fo:font-size="10pt" style:text-underline-style="solid" style:text-underline-width="auto" style:text-underline-color="font-color" fo:background-color="#ffff00" style:font-size-asian="10pt"/>
    </style:style>
    <style:style style:name="T20" style:family="text">
      <style:text-properties fo:color="#000000" fo:font-size="10pt" style:text-underline-style="solid" style:text-underline-width="auto" style:text-underline-color="font-color" style:font-size-asian="10pt"/>
    </style:style>
    <style:style style:name="T21" style:family="text">
      <style:text-properties fo:color="#000000" fo:font-size="10pt" fo:background-color="#ffff00" style:font-size-asian="10pt"/>
    </style:style>
    <style:style style:name="T22" style:family="text">
      <style:text-properties fo:color="#000000" fo:font-size="10pt" fo:font-style="italic" fo:background-color="#ffff00" style:font-size-asian="10pt" style:font-style-asian="italic" style:font-style-complex="italic"/>
    </style:style>
    <style:style style:name="T23" style:family="text">
      <style:text-properties fo:color="#000000" fo:font-size="10pt" fo:font-style="italic" style:font-size-asian="10pt" style:font-style-asian="italic" style:font-style-complex="italic"/>
    </style:style>
    <style:style style:name="T24" style:family="text">
      <style:text-properties fo:color="#000000" fo:font-size="10pt"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1. Thomas</text:h>
      <text:p text:style-name="P1">Lid van dispuut ‘Hero’</text:p>
      <text:p text:style-name="P1">‘jongen van plezier’, praat met een ‘erw’</text:p>
      <text:p text:style-name="P1"/>
      <text:p text:style-name="P9"><text:span text:style-name="T3">Dispuut ‘Hero’</text:span><text:span text:style-name="T4">: Jouw dispuut bestaat uit Henk, jij, Truus en Rudi. Jullie zij een derdejaarsdispuut. Jullie zijn allemaal werkzaam in de ‘liefdesbranche’ en dat is eigenlijk wel een beetje aan jullie uiterlijk te zien. Natuurlijk ontkennen jullie dit meestal als mensen er naar vragen.</text:span></text:p>
      <text:p text:style-name="P1"/>
      <text:p text:style-name="P1">Je bent een ‘jongen van plezier’ en doet het met zowel mannen als vrouwen: ‘als er maar een gat in zit’ is dan ook je belangrijkste levensmotto.</text:p>
      <text:p text:style-name="P1"/>
      <text:p text:style-name="P1">Gisterenavond is het vliegtuig met daarin K3 en de Backstreet Boys vernietigd met een bom. Jij was op het vliegveld aan het wachten, omdat jij de hele nacht sex zou hebben met K3 en Backstreet Boys tegelijk. Het vliegtuig stortte niet alleen neer, waardoor je een leuk geldbedragje misliep, maar ook nog eens op de auto van Rudi –de chauffeur-, waardoor jij en Rudi vannacht naar Groningen moesten lopen. </text:p>
      <text:p text:style-name="P1"/>
      <text:p text:style-name="P1">Je bent goed kwaad op degene die de bom geplaats had! Dit waren je eerste beroemde klanten, die grof geld voor je diensten betaalden. Jij wilt hogerop, want jij denkt dat je zo goed je ‘produkt’ levert, dat je meer waard bent dan de standaard vraagprijs. En K3 en de Backstreet Boys hadden na een heerlijke avond je vast vaker ingehuurd EN andere celebrities verteld over je vakwerk.</text:p>
      <text:p text:style-name="P1"/>
      <text:p text:style-name="P2"><text:span text:style-name="T3">Truus, lid van dispuut ‘Hero’</text:span><text:span text:style-name="T4">: Toen jij vroeger nog geen ‘jongen van plezier’ was en ook nog geen lid van de sociëteit, liet jij wel eens ‘dames van plezier’ komen. Toen je lid werd van dispuut ‘Hero’, bleek dat Truus daar ook in zat! Jullie hebben nooit iets verteld over jullie relatie buiten de sociëteit om. Maar toen jullie beiden lid waren van de sociëteit, verwaterde jullie zakelijke relatie een beetje, omdat jij met veel vrouwen een leuke avond kon hebben (als je ze maar dronken genoeg voerde). Nu ze een collega van je is, heb je zoveel lichamelijk plezier, dat je haar nooit meer opbeld. </text:span></text:p>
      <text:p text:style-name="P2"><text:span text:style-name="T3">Marcel, lid van dispuut ‘KO’</text:span><text:span text:style-name="T4">: een van je favoriete klanten. Hij vertelde een tijd terug, dat hij in de problemen zou zitten als hij niet snel een bom wist te regelen. Toen heb jij bij een Irakeese klant van je er één weten te bemachtigen en heb je hem die gegeven. Dit zie jij niet als een vriendschappelijke daad, maar als klantenbinding.</text:span></text:p>
      <text:p text:style-name="P2"><text:span text:style-name="T3">Rudi, lid van dispuut ‘Hero’ en jouw chauffeur</text:span><text:span text:style-name="T4">: Na een paar maanden met volle teugen genoten te hebben van het korporale leven, kreeg je de gevreesde ziekte ‘Piccus smurficus’. Toen je dit in paniek vertelde aan Rudi, gaf hij jou een tegengif en vertelde hij dat hij zijn baan als chauffeur misschien kwijt zou raken als hij niet snel een ‘jongen van plezier’ vond. Uit dank ben jij dit toen geworden.</text:span></text:p>
      <text:p text:style-name="P12"><text:span text:style-name="T3">Henk, lid van dispuut ‘Hero’</text:span><text:span text:style-name="T4">: Rudi, jij en Truus werken voor Henk. </text:span><text:span text:style-name="T4">Hij is de man die de klant met jou in contact brengt. Hij heeft ook een heerlijke telefoonstem</text:span></text:p>
      <text:p text:style-name="P13"/>
      <text:p text:style-name="P12"><text:span text:style-name="T4">‘</text:span><text:span text:style-name="T5">Piccus smurficus</text:span><text:span text:style-name="T4">’: Sexueel overdraagbare aandoening, die slechts bij mannen schade doet: het mannelijk geslachtsdeel wordt een tijd na het oplopen van deze aandoening blauw. In deze fase dient er ingegrepen te worden. De lengte van deze fase verschilt per persoon: de een heeft slechts één week om in te grijpen, de ander een jaar. Na deze fase, wordt het mannelijk geslachtsdeel zwart (omdat al het bloed erin stolt) en verliest deze het contact met de drager. <text:s/>In het vrouwelijk geslachtsorgaan kan het virus slechts een etmaal overleven, waardoor besmetting slechts mogelijk is als je verkering niet zo perfect is als je dacht. Bron: Encarta medische encyclopedie</text:span></text:p>
      <text:h text:style-name="P7" text:outline-level="1">2. Truus</text:h>
      <text:p text:style-name="P2">Lid van dispuut ‘Hero’</text:p>
      <text:p text:style-name="P2">‘Vrouw van plezier’</text:p>
      <text:p text:style-name="P12">Dom, praat met een ‘erw’</text:p>
      <text:p text:style-name="P10"/>
      <text:p text:style-name="P9"><text:span text:style-name="T1">Dispuut ‘Hero’</text:span>: Jouw dispuut bestaat uit Henk, Thomas, jij en Rudi. Jullie zij een derdejaarsdispuut. Jullie zijn allemaal werkzaam in de ‘liefdesbranche’ en dat is eigenlijk wel een beetje aan jullie uiterlijk te zien. Natuurlijk ontkennen jullie dit meestal als mensen er naar vragen.</text:p>
      <text:p text:style-name="P2"><text:span text:style-name="T1">Thomas, lid van dispuut ‘Hero’</text:span>: Thomas was al voor het korporale leven een klant van je. </text:p>
      <text:p text:style-name="P2">Toen Thomas lid werd van dispuut Hero, was hij de enige die niet in de liefdesbranch zat. Toen had Henk het plan om hem hier in te krijgen. Jouw rol was het besmetten van Thomas, door de binnenkant van je vagina te behandelen met een kweekje van het <text:span text:style-name="T12">Piccus smurficus</text:span> virus en met hem de liefde te bedrijven. Een week later mocht je hem je collega noemen. Toen Thomas lid werd van de sociëteit, is jullie zakelijke relatie verwaterd en nu zie je hem alleen nog maar gratis...</text:p>
      <text:p text:style-name="P2"><text:span text:style-name="T1">Tanya, lid van dispuut ‘K.O.’</text:span>: Zij heeft jou het kweekje van het gevreesde virus <text:span text:style-name="T12">Piccus smurficus,</text:span> geleverd in een handige familietube. Volgens jou heeft ze iets tegen mannen, maar je weet het niet zeker. Deze tubes neem je altijd aan, want ze zijn gratis, maar meestal verkoop je ze door aan feministische groeperingen die mannen haten. Je zou gek zijn, deze tubes vaak te gaan gebruiken, want dan zou je dief zijn van je eigen portemonnaie.</text:p>
      <text:p text:style-name="P2"><text:span text:style-name="T1">Henk, lid van dispuut ‘Hero’</text:span>: je baas<text:span text:style-name="T1"> </text:span></text:p>
      <text:p text:style-name="P2"><text:span text:style-name="T1">Rudi, lid van dispuut ‘Hero’</text:span>: je chauffeur</text:p>
      <text:p text:style-name="P2"><text:span text:style-name="T1">Ronald, lid van dispuut <text:s/>‘KO’</text:span>: Hij is een klant van je. Hij is een beetje een moederskindje: hij mag jou ‘mama’ noemen. </text:p>
      <text:p text:style-name="P2">Bridget: Jij vindt dat ze veel roddelt. Natuurlijk hoort roddelen er wel een beetje bij op een sociëteit, maar zij roddelt echt tè veel. Ze moet haar bek eens leren houden!</text:p>
      <text:p text:style-name="P2">Katjanjaap: Je vindt dat zij erbij loopt als een sloeber. Laat haar eens fatsoenlijke kleren kopen!</text:p>
      <text:p text:style-name="P2"/>
      <text:p text:style-name="P12"><text:span text:style-name="T4">‘</text:span><text:span text:style-name="T5">Piccus smurficus</text:span><text:span text:style-name="T4">’: Sexueel overdraagbare aandoening, die slechts bij mannen schade doet: het mannelijk geslachtsdeel wordt een tijd na het oplopen van deze aandoening blauw. In deze fase dient er ingegrepen te worden. De lengte van deze fase verschilt per persoon: de een heeft slechts één week om in te grijpen, de ander een jaar. Na deze fase, wordt het mannelijk geslachtsdeel zwart (omdat al het bloed erin stolt) en verliest deze het contact met de drager. <text:s/>In het vrouwelijk geslachtsorgaan kan het virus slechts een etmaal overleven, waardoor besmetting slechts mogelijk is als je verkering niet zo perfect is als je dacht. Bron: Encarta medische encyclopedie</text:span></text:p>
      <text:p text:style-name="P2"/>
      <text:h text:style-name="P7" text:outline-level="1">3. Janjaap</text:h>
      <text:p text:style-name="P2">Lid van dispuut ‘KKK’, praat met een ‘erw’</text:p>
      <text:p text:style-name="P12"/>
      <text:p text:style-name="P2"><text:span text:style-name="T1">Dispuut ‘KKK’</text:span>, jouw dispuut: jouw dispuut bestaat uit jou, Jaapjan, Jaapjanjaap en Katjaapjan. Jullie zijn een vijfdejaars dispuut en vanavond is er geen dispuut ouder dan die van jullie. Jullie dispuut is onstaan uit een gedeelde liefde voor de bekende popgroep ‘K3’. De naam ‘KKK’ staat daar voor ( 3x K = K3), maar ook voor het harde en bestraffende van de racistische groepering die dezelfde afkorting heeft: mensen die K3 niet goed vinden, verdienen het om weggepest te worden. </text:p>
      <text:p text:style-name="P2">Dispuut Amazones: Dit eerstejaarsdispuut bestaat uit vier mooie hertjes. Omdat jullie als vijfdejaars jullie sporen wel verdiend hebben in de sociëteit, hebben jullie het recht om bepaalde zaken te eisen van eerstejaars. Daarom hebben jullie besloten dat dit dispuut 3 van de 4 vrouwen uit moet zoeken –één per man- om één avond de liefde mee te bedrijven. </text:p>
      <text:p text:style-name="P2"><text:span text:style-name="T1">Jaapjan, lid van dispuut ‘KKK’</text:span>: hij heeft je gevraagd om een bom te saboteren in het vliegtuig waarin K3 naar Eelde vloog. Je vond in het vliegtuig inderdaad een bom en je hebt deze vannacht met succes gesaboteert. Hij zou je belonen met een afkarnertje met <text:span text:style-name="T1">Katjaapjan, het jongere zusje van Jaapjan</text:span>: Nadat je vannacht succesvol de bom in het vliegtuig van K3 en de Backstreet Boys hebt gesaboteerd, heb je direct je beloning opgeist en vannacht dat hertje alle hoeken van haar kamer laten zien. Je was moe van het saboteren en zelfs gewond: je had een schaafwondje op je knie opgelopen, toen je gehurkt de bom saboteerde (op een groffe ondergrond). Je kon van de pijn amper nog neuken. Daarom heb je haar wat minder aandacht gegeven die avond en is ze zelf maar zes keer stilzwijgend klaargekomen.</text:p>
      <text:p text:style-name="P2"/>
      <text:h text:style-name="P7" text:outline-level="1">4. Kittie</text:h>
      <text:p text:style-name="P2">Lid van dispuut ‘Amazones’, praat met een ‘erw’</text:p>
      <text:p text:style-name="P2"/>
      <text:p text:style-name="P2"><text:span text:style-name="T1">Dispuut ‘Amazones’:</text:span> jouw dispuut. Dit dispuut bestaat uit: jou, Brigit, Bridget en Sonya. Het is een eerstejaarsdispuut, waardoor jullie vaak gezeik hebben van ouderejaarsdisputen. Jullie profileren zich met een sportief uiterlijk, want jullie zitten allemaal onder de paardrijclub van de sociëteit, ‘De Gedekte Merrie’.</text:p>
      <text:p text:style-name="P2"><text:span text:style-name="T1">Dispuut ‘KKK’</text:span>: dit is een vijfdejaarsdispuut, waarvan onder andere Jaapjan –de senator van de sociëteit- lid van is. Dit dispuut heeft jullie opgedragen om drie van de vier vrouwen uit te kiezen, die vervolgens naar bed moeten met de drie mannen van dispuut ‘KKK’. Hier kunnen jullie als eerstejaars niet onder uit, maar als wraak, hebben jullie besloten dat degene die de coolste anti-man-actie uithaalt, NIET met die sukkels (immers ALLE mannen zijn sukkels) naar bed hoeft. Als anti-man actie heb jij uitgehaald: ..DINGEN....</text:p>
      <text:p text:style-name="P2">Tanya: Volgens jou scheert ze haar vrouwelijk geslachtsdeel. Niet dat jij dat echt gezien hebt, maar je weet het gewoon zeker. Zouden er meer vrouwen zijn die dit doen?</text:p>
      <text:p text:style-name="P2">Birgit: Jullie wonen beide in corpshuis ‘Ad Funsum’. Omdat haar kat vaak in de gang piest, vindt je haar een kutwijf. Ja, je hebt dit natuurlijk wel vaak geprobeert uit te praten, maar ze is te dom ofzo om er iets aan te doen. </text:p>
      <text:h text:style-name="P7" text:outline-level="1">5. Ronald</text:h>
      <text:p text:style-name="P2">Lid van dispuut ‘KO’, praat met een ‘erw’</text:p>
      <text:p text:style-name="P2">Heeft pas <text:span text:style-name="T12">Piccus smurficus</text:span> opgelopen. Je bent doodsbang dat je pik er afvalt door deze gevaarlijke ziekte. Je zoekt dan ook wanhopig –maar onopvallend- een medicijn.</text:p>
      <text:p text:style-name="P12"/>
      <text:p text:style-name="P12"><text:span text:style-name="T1">Dispuut KO</text:span>: Dit tweedejaarsdispuut bestaat uit jou, Marcel, Maria en Tanya. ‘KO’ bestekend voor de leek ‘Knock Out’, maar eigenlijk staat het voor K-nul, omdat jullie een hekel hebben aan de bekende popgroep K3. Deze haat houden jullie wel geheim voor de buitenwereld. Het doel van jullie dispuut is om K3-fans op te sporen en deze vervolgens samen weg te pesten. Ook het doden van K3 is een doel wat jullie jezelf gesteld hebben.</text:p>
      <text:p text:style-name="P2"><text:span text:style-name="T1">Tanya, lid van dispuut ‘KO’</text:span>: jouw mede-dispuutslid weet dat Truus jou af en toe -tegen betaling- komt verwennen met liefde. Ze chanteert je met deze kennis: je bent bang dat het je CV zou kunnen schaden nu je nog maar slechts 7 jaar hoeft te studeren en dus al op de helft bent. Van haar moest je K3 doden, door een bom in hun vliegtuig te plaatsen. Dit heb je mooi door Marcel laten doen, want jij bent vannacht naar een chackra-rebirthing-therapie gegaan om je vers opgelopen <text:span text:style-name="T12">Piccus smurficus</text:span> infectie te laten genezen, zonder succes. </text:p>
      <text:p text:style-name="P2"><text:span text:style-name="T1">Marcel, lid van dispuut ‘KO’</text:span>: Op een dag was jij heel dronken en ben je vergeten waar je woonde. Je wist nog wel waar Marcel woonde, omdat je ineens per ongeluk voor zijn huis stond. Je was van plan bij hem een biertje te pakken en te vragen waar je ook al weer woonde. Je was te moe om aan te bellen, dus tikje een ruitje in van zijn woning. Toen je succesvol bij hem binnen was gekomen, liep je zonder te kloppen zijn slaapkamer binnen. Toen zag je hem naast een man liggen in bed! Nadat je een krat bier uit de koelkast had gehaald, ben je met hiermee direct weggegaan. Omdat het ingetikte WC ruitje te klein was, heb je het grote raam in de woonkamerruit ook maar ingetikt, zodat je met kratje en al weer naar buiten kon. Je chanteert Marcel ermee dat hij een voorkeur heeft voor hetzelfde geslacht. </text:p>
      <text:p text:style-name="P5">Tanya: Je wordt gechanteerd door Tanja, omdat ze van je weet dat je bij Truus de hoerenloper speelt. Daarom wil Tanja van jou dat je een bom legt op het vliegtuig van K3.</text:p>
      <text:p text:style-name="P2">Truus: Jij bent een vaste klant van Truus. Ze heeft je alles geleerd wat je moeder je nooit heeft kunnen leren. Daarom mag je altijd ‘mama’ zeggen tegen Truus. </text:p>
      <text:p text:style-name="P2"/>
      <text:p text:style-name="P12"><text:span text:style-name="T4">‘</text:span><text:span text:style-name="T5">Piccus smurficus</text:span><text:span text:style-name="T4">’: Sexueel overdraagbare aandoening, die slechts bij mannen schade doet: het mannelijk geslachtsdeel wordt een tijd na het oplopen van deze aandoening blauw. In deze fase dient er ingegrepen te worden. De lengte van deze fase verschilt per persoon: de een heeft slechts één week om in te grijpen, de ander een jaar. Na deze fase, wordt het mannelijk geslachtsdeel zwart (omdat al het bloed erin stolt) en verliest deze het contact met de drager. <text:s/>In het vrouwelijk geslachtsorgaan kan het virus slechts een etmaal overleven, waardoor besmetting slechts mogelijk is als je verkering niet zo perfect is als je dacht. Bron: Encarta medische encyclopedie</text:span></text:p>
      <text:p text:style-name="P2"/>
      <text:h text:style-name="P7" text:outline-level="1">6. Jaapjanjaap</text:h>
      <text:p text:style-name="P2">Lid van dispuut ‘KKK’, praat met een ‘erw’</text:p>
      <text:p text:style-name="P9">Heeft na een piccus smurficus infectie geen functionerend geslachtsdeel meer. Dit lichaamsdeel draag je bij je in een speciaal doosje. Je kunt ook geen urinoirs meer gebruiken, dus gebruik je het damestoilet als er geen slot op de deur van het herentoilet zit...</text:p>
      <text:p text:style-name="P2"/>
      <text:p text:style-name="P2"><text:span text:style-name="T1">Dispuut ‘KKK’</text:span>, jouw dispuut: jouw dispuut bestaat uit jou, Janjaap, Jaapjan en Katjaapjan. Jullie zijn een vijfdejaars dispuut en vanavond is er geen dispuut ouder dan die van jullie. Jullie dispuut is onstaan uit een gedeelde liefde voor de bekende popgroep ‘K3’. De naam ‘KKK’ staat daar voor ( 3x K = K3), maar ook voor het harde en bestraffende van de racistische groepering die dezelfde afkorting heeft: mensen die K3 niet goed vinden, verdienen het om weggepest te worden. </text:p>
      <text:p text:style-name="P9"><text:span text:style-name="T1">Rudi, lid van dispuut ‘Hero’</text:span>: Jij was er niet vies van om soms ‘vrouwen van liefde’ te laten komen. Rudi was de man die deze vrouwen met zijn auto kwam brengen. Maar, omdat je altijd vond dat de vrouwen van lage kwaliteit waren, heb jij hardnekkigerwijze nooit betaald. Hier kon Rudi best boos om worden...</text:p>
      <text:p text:style-name="P2"><text:span text:style-name="T1">Truus, lid van dispuut ‘Hero’:</text:span> enkele weken geleden heb jij met haar de nacht doorgebracht. Vlak hierna heb je <text:span text:style-name="T13">piccus smurficus</text:span> opgelopen.</text:p>
      <text:p text:style-name="P2"><text:span text:style-name="T1">weer Rudi, lid van dispuut ‘Hero’</text:span>: toen jij <text:span text:style-name="T13">piccus smurficus</text:span> kreeg, dacht jij dat ‘het allemaal wel mee zou vallen’. Je wist dat Rudi aan een tegengif kon komen tegen <text:span text:style-name="T13">piccus smurficus</text:span>, hij zit immers in de branche waar SOA’s onder bedrijfsrisico vallen. Maar omdat je ruzie met hem had, heeft hij je dit tegengif nooit gegeven en is het nu te laat: je geslachtsdeel heeft zich gescheiden van jouw lichaam. Je bewaart deze sindsdien in een doosje. Je hebt het Rudi nooit gezegd waarom je hem niet betaald hebt, omdat je hem een lul vind. Maar je hebt hem niet kunnen betalen, omdat je net K3 betaald had om over 5 jaar op de sociëteit op te treden. Je vindt zijn auto, de Volkswagen Typhus ofzo, ook heel erg lelijk.</text:p>
      <text:p text:style-name="P2"><text:span text:style-name="T1">Dispuut Amazones</text:span>: Dit eerstejaarsdispuut bestaat uit vier mooie hertjes. Omdat jullie als vijfdejaars jullie sporen wel verdiend hebben in de sociëteit, hebben jullie het recht om bepaalde zaken te eisen van eerstejaars. Daarom hebben jullie besloten dat dit dispuut 3 van de 4 vrouwen uit moet zoeken –één per man- om één avond de liefde mee te bedrijven. Omdat jij geen functionerend geslacht meer hebt, kijk je niet echt uit naar deze avond...</text:p>
      <text:p text:style-name="P4"/>
      <text:p text:style-name="P12"><text:span text:style-name="T4">‘</text:span><text:span text:style-name="T5">Piccus smurficus</text:span><text:span text:style-name="T4">’: Sexueel overdraagbare aandoening, die slechts bij mannen schade doet: het mannelijk geslachtsdeel wordt een tijd na het oplopen van deze aandoening blauw. In deze fase dient er ingegrepen te worden. De lengte van deze fase verschilt per persoon: de een heeft slechts één week om in te grijpen, de ander een jaar. Na deze fase, wordt het mannelijk geslachtsdeel zwart (omdat al het bloed erin stolt) en verliest deze het contact met de drager. <text:s/>In het vrouwelijk geslachtsorgaan kan het virus slechts een etmaal overleven, waardoor besmetting slechts mogelijk is als je verkering niet zo perfect is als je dacht. Bron: Encarta medische encyclopedie</text:span></text:p>
      <text:p text:style-name="P4"/>
      <text:h text:style-name="P7" text:outline-level="1">7. Rudi</text:h>
      <text:p text:style-name="P2">Lid van dispuut ‘Hero’, praat met een ‘erw’</text:p>
      <text:p text:style-name="P2">Chauffeur van de ‘jongens en dames van plezier’</text:p>
      <text:p text:style-name="P2">Je hebt altijd het tegengif van <text:span text:style-name="T13">piccus smurficus</text:span> bij je (bijv. een vitamine C bruistablet). </text:p>
      <text:p text:style-name="P2"/>
      <text:p text:style-name="P9"><text:span text:style-name="T1">Dispuut ‘Hero’</text:span>: Jouw dispuut bestaat uit Henk, Thomas, Truus en jij. Jullie zij een derdejaarsdispuut. Jullie zijn allemaal werkzaam in de ‘liefdesbranche’ en dat is eigenlijk wel een beetje aan jullie uiterlijk te zien. Natuurlijk ontkennen jullie dit meestal als mensen er naar vragen.</text:p>
      <text:p text:style-name="P2"/>
      <text:p text:style-name="P2">Gisterenavond is het vliegtuig met daarin K3 en de Backstreet Boys vernietigd met een bom. Jij stond met je auto en Thomas op het vliegveld aan het wachten, omdat Thomas de hele nacht sex zou hebben met K3 en Backstreet Boys tegelijk. Het vliegtuig stortte niet alleen neer, waardoor je een leuk geldbedragje misliep, maar ook nog eens op jouw auto, waardoor jij en Thomas vannacht naar Groningen moesten lopen. </text:p>
      <text:p text:style-name="P2"/>
      <text:p text:style-name="P2">Je wilt weten welke kolerelijer die bom heeft geplaats, zodat hij/zij mooi een nieuwe Volkswagen Lambda 3.14159267 GTI met dieselinjectiemotor en hydrolische achteruitkijkspiegels en een gave spoiler voor je kan kopen.</text:p>
      <text:p text:style-name="P4"/>
      <text:p text:style-name="P2"><text:span text:style-name="T1">Thomas, lid van dispuut ‘Hero’ en ‘jongen van plezier’</text:span>: Toen Thomas bij jullie dispuut kwam, was hij de enige die niet in de ‘liefdesbranch’ zat. Henk had het plan om hem hierin te krijgen, door hem de SOA <text:span text:style-name="T12">Piccus smurficus</text:span> te geven via één of ander meisje van het korps. Toen Thomas inderdaad besmet werd door dit virus, vertelde hij dit in paniek aan jou en jij gaf hem het tegengif en vertelde over je werk EN dat jij deze baan kwijt zou raken als jij niet snel een ‘jongen van liefde’ vond. Uit dank is hij toen voor Henk gaan werken.</text:p>
      <text:p text:style-name="P2"><text:span text:style-name="T1">Henk, lid van dispuut ‘Hero’</text:span>: Hij is de directeur van de liefdesbranche </text:p>
      <text:p text:style-name="P2"><text:span text:style-name="T1">Truus, lid van dispuut ‘Hero’</text:span>: Een dame van plezier.</text:p>
      <text:p text:style-name="P2"><text:span text:style-name="T1">Jaapjanjaap, lid van dispuut ‘KKK’</text:span>: Hij is een gozer waar je een paar keer een ‘dame van liefde’ gebracht hebt. Iedere keer heeft hij echter nooit willen betalen. Daarom vind je hem een lul. Een korte tijd geleden kwam hij toch naar je toe voor een tegengif tegen <text:span text:style-name="T13">piccus smurficus</text:span>, maar dit heb je hem niet gegeven. Nu zal hij vast niet meer ver kunnen pissen, de loser!</text:p>
      <text:p text:style-name="P2"/>
      <text:p text:style-name="P12"><text:span text:style-name="T4">‘</text:span><text:span text:style-name="T5">Piccus smurficus</text:span><text:span text:style-name="T4">’: Sexueel overdraagbare aandoening, die slechts bij mannen schade doet: het mannelijk geslachtsdeel wordt een tijd na het oplopen van deze aandoening blauw. In deze fase dient er ingegrepen te worden. De lengte van deze fase verschilt per persoon: de een heeft slechts één week om in te grijpen, de ander een jaar. Na deze fase, wordt het mannelijk geslachtsdeel zwart (omdat al het bloed erin stolt) en verliest deze het contact met de drager. <text:s/>In het vrouwelijk geslachtsorgaan kan het virus slechts een etmaal overleven, waardoor besmetting slechts mogelijk is als je verkering niet zo perfect is als je dacht. Bron: Encarta medische encyclopedie</text:span></text:p>
      <text:p text:style-name="P2"/>
      <text:h text:style-name="P7" text:outline-level="1">8. Katjaapjan</text:h>
      <text:p text:style-name="P2">Lid van dispuut ‘KKK’, praat met een ‘erw’</text:p>
      <text:p text:style-name="P2"/>
      <text:p text:style-name="P2"><text:span text:style-name="T1">Dispuut ‘KKK’</text:span>, jouw dispuut: jouw dispuut bestaat uit jou, Janjaap, Jaapjanjaap en Jaapjan. Jullie zijn een vijfdejaars dispuut en vanavond is er geen dispuut ouder dan die van jullie. Jullie dispuut is onstaan uit een gedeelde liefde voor de bekende popgroep ‘K3’. De naam ‘KKK’ staat daar voor ( 3x K = K3), maar ook voor het harde en bestraffende van de racistische groepering die dezelfde afkorting heeft: mensen die K3 niet goed vinden, verdienen het om weggepest te worden. </text:p>
      <text:p text:style-name="P2"><text:span text:style-name="T1">Dispuut Amazones:</text:span> Dit eerstejaarsdispuut bestaat uit –volgens de mannen- vier mooie hertjes. Omdat jullie als vijfdejaars jullie sporen wel verdiend hebben in de sociëteit, hebben jullie het recht om bepaalde zaken te eisen van eerstejaars. Daarom hebben jullie besloten dat dit dispuut 3 van de 4 vrouwen uit moet zoeken –één per man- om één avond de liefde mee te bedrijven. Omdat jij een vrouw bent, heb jij minder lol van deze actie.</text:p>
      <text:p text:style-name="P3"><text:span text:style-name="T1">Jaap-Jan, je oudere broer</text:span>. Je bent door hem ‘goed’ opgevoed: alles wat hij van jou vraagt, doet je voor hem, ‘zoals dat een hertje betaamt’. Jij moest vannacht van je broer met Jan-Jaap naar bed, zonder opgaaf van redenen.</text:p>
      <text:p text:style-name="P3"><text:span text:style-name="T1">Jan-Jaap</text:span>: Afgelopen nacht heb je met Jan-Jaap de nacht doorgebracht. Je kwam er achter dat hij als enige van de minnaars die je tot nu toe hebt gehad (maar ja, je hebt er ook nog maar 3½ gehad) je niet toch een hoogtepunt heeft kunnen brengen. Daar ben je wel een beetje verdrietig over. Je was ook een beetje verdrietig over de schaafwond op de knie van Jan-Jaap, maar hij wilde niet vertellen hoe hij er aan kwam. Je wil er elke keer een kusje op geven, want hij wekt een soort moederinstinct bij je op: je hebt de neiging om heel kinderlijk tegen hem te praten.</text:p>
      <text:p text:style-name="P3"><text:span text:style-name="T1">Maria</text:span>: volgens jou is Maria de laatste tijd dikker geworden. Zou ze zwanger zijn? Volgens jou is ze zwanger. Maar van wie dan? Volgens jou van Rudi, want je hebt ze een keer tegelijk naar buiten zien gaan, ‘om te kotsen’ zogenaamd!</text:p>
      <text:p text:style-name="P3"><text:span text:style-name="T1">Truus</text:span>: Je vindt dat zij erbij loopt als een slet. Laat haar eens fatsoenlijke kleren kopen!</text:p>
      <text:h text:style-name="P7" text:outline-level="1">9. Marcel</text:h>
      <text:p text:style-name="P2">Lid van dispuut ‘KO’, praat met een ‘erw’</text:p>
      <text:p text:style-name="P2"/>
      <text:p text:style-name="P12"><text:span text:style-name="T1">Dispuut KO</text:span>: Dit tweedejaarsdispuut bestaat uit Ronald, jij, Maria en Tanya. ‘KO’ bestekend voor de leek ‘Knock Out’, maar eigenlijk staat het voor K-nul, omdat jullie een hekel hebben aan de bekende popgroep K3. Deze haat houden jullie wel geheim voor de buitenwereld. Het doel van jullie dispuut is om K3-fans op te sporen en deze vervolgens samen weg te pesten. Ook het doden van K3 is een doel wat jullie jezelf gesteld hebben.</text:p>
      <text:p text:style-name="P12"/>
      <text:p text:style-name="P12">Jij bent echter stiekum zelf K3 fan geworden, terwijl je lid was van KO. Je hebt dit niet durven vertellen aan de rest van je dispuut, want je weet de verschrikkelijke persterijen die ze uit kunnen halen bij K3 fans....</text:p>
      <text:p text:style-name="P12"/>
      <text:p text:style-name="P3"><text:span text:style-name="T1">Ronald:</text:span> Ronald chanteerd je omdat hij weet dat je met mannen neukt. Hij heeft namelijk een keer plots in een dronken bui ingebroken in jou huis, en toen heeft hij jou naakt naast een andere naakte man zien liggen. Je lag toen samen met Thomas in bed. Je weet niet zeker of Ronald, Thomas heeft herkent of niet. Ronald heeft twee ruiten van je huis ingegooid en een krat bier gejat. Maar daar heb je tegen niemand behalve Thomas iets over durfen zeggen.</text:p>
      <text:p text:style-name="P3">Ronald wilde dat jij een bom op het vliegtuig van K3 zou leggen. Dat heb je gedaan. Je hoopt nu dat Ronald ophoudt met zijn streken, zodat je alleen nog aan Thomas kan denken.</text:p>
      <text:p text:style-name="P2"><text:span text:style-name="T1">Thomas, lid van dispuut ‘Hero’</text:span>: Hij is degene die de bom voor je K3-missie heeft geleverd. Hij is jouw favoriete ‘jongen van liefde’, die jij regelmatig bij jou langs laat komen voor een avond lichamelijk genot. Je vertelde hem dat je een bom nodig had, omdat je anders in de problemen zou zitten. Toen heeft hij de keer erop er eentje voor je weten te regelen.</text:p>
      <text:p text:style-name="P12"><text:span text:style-name="T1">Maria, lid van dispuut ‘KO’</text:span>: Jij bent verliefd geworden op Maria. Om indruk te maken op haar, heb je een paar dagen geleden verteld dat je K3 met een bom op zou gaan blazen. Deze bom heeft vannacht met succes zijn werk gedaan! Maria heeft een vriendje, Jaap-Jan (dispuut KKK), die K3 fan is. Dat is niet slim van Maria, want met je dispuut is hij een mooi mikpunt geworden van pesterijen, MAAR alleen achter zijn rug om (en waar Maria bij is), want hij is wel senator van de sociëteit. Vanavond, omdat je zo een knappe prestatie hebt geleverd, zal ze hem vast dumpen voor jou!</text:p>
      <text:h text:style-name="P7" text:outline-level="1">10. Birgit</text:h>
      <text:p text:style-name="P2">Lid van dispuut ‘Amazones’, praat met een ‘erw’</text:p>
      <text:p text:style-name="P2"/>
      <text:p text:style-name="P2"><text:span text:style-name="T1">Dispuut ‘Amazones’:</text:span> jouw dispuut. Dit dispuut bestaat uit: jou, Kittie, Bridget en Sonya. Het is een eerstejaarsdispuut, waardoor jullie vaak gezeik hebben van ouderejaarsdisputen. Jullie profileren zich met een sportief uiterlijk, want jullie zitten allemaal onder de paardrijclub van de sociëteit, ‘De Gedekte Merrie’.</text:p>
      <text:p text:style-name="P2"><text:span text:style-name="T1">Dispuut ‘KKK’</text:span>: dit is een vijfdejaarsdispuut, waarvan onder andere Jaapjan –de senator van de sociëteit- lid van is. Dit dispuut heeft jullie opgedragen om drie van de vier vrouwen uit te kiezen, die vervolgens naar bed moeten met de drie mannen van dispuut ‘KKK’. Hier kunnen jullie als eerstejaars niet onder uit, maar als wraak, hebben jullie besloten dat degene die de coolste anti-man-actie uithaalt, NIET met die sukkels (immers ALLE mannen zijn sukkels) naar bed hoeft. Als anti-man actie heb jij uitgehaald: ..DINGEN....</text:p>
      <text:p text:style-name="P2"><text:span text:style-name="T1">Truus</text:span>: Je vindt dat Truus eruit ziet alsof ze zoveel SOA’s heeft opgelopen, dat je het ook aan haar hoofdhuid kunt zien. Ook zit er volgens jou schaamluis in haar haren! Je kunt je niet voorstellen dat er mannen zijn, die haar aan durven te raken.</text:p>
      <text:p text:style-name="P9">Kitty: Jullie wonen in hetzelfde corpshuis ‘Ad Funsum’ en zij laat altijd haar haren in het doucheputje zitten! Wat een asociaal kutwijf! Je hebt geprobeert om het met haar te bespreken, maar ze doet steeds alsof ze van niks weet. Ze is blijkbaar nog dom ook!</text:p>
      <text:p text:style-name="P9">Sonja: Als je haar tegen komt in de UB, zegt ze nooit hoi, BEHALVE als je met een leuke jongen aan het praten bent. Ook een kutwijf dus!</text:p>
      <text:p text:style-name="P9"/>
      <text:h text:style-name="P7" text:outline-level="1">11. Maria</text:h>
      <text:p text:style-name="P2">Lid van dispuut ‘KO’, praat met een ‘erw’</text:p>
      <text:p text:style-name="P2">Stiekun K3 fan</text:p>
      <text:p text:style-name="P2"/>
      <text:p text:style-name="P12"><text:span text:style-name="T1">Dispuut KO</text:span>: Dit tweedejaarsdispuut bestaat uit Ronald, Marcel, jij en Tanya. ‘KO’ bestekend voor de leek ‘Knock Out’, maar eigenlijk staat het voor K-nul, omdat jullie een hekel hebben aan de bekende popgroep K3. Deze haat houden jullie wel geheim voor de buitenwereld. Het doel van jullie dispuut is om K3-fans op te sporen en deze vervolgens samen weg te pesten. Ook het doden van K3 is een doel wat jullie jezelf gesteld hebben.</text:p>
      <text:p text:style-name="P2"><text:span text:style-name="T1">Marcel, lid van dispuut ‘KO’:</text:span> Een paar dagen geleden vertelde hij je, dat hij een bom ging plaatsen om K3 te doden. </text:p>
      <text:p text:style-name="P2"><text:span text:style-name="T1">Jaapjan, lid van dispuut ‘KKK’</text:span>: Jaapjan is senator van de sociëteit en je vaste neukertje. Je vertelde hem gisteren dat je gehoord hebt van Marcel dat er een bom geplaats ging worden in het vliegtuig waarin K3 van Amerika naar vliegveld Eelde zou vliegen. Je bent stiekum fan van K3 en daarom houd je van Jaapjan, want hij is dat ook. Maar deze liefde voor K3 zul je nooit hardop durven zeggen, want dan wordt je mikpunt van de pesterijen van KO. En je weet tot welke verschrikkelijke pesterijen die mensen tot in staat zijn!</text:p>
      <text:p text:style-name="P9"><text:span text:style-name="T1">Tanya</text:span>: zij probeert altijd Jaapjan te versieren, omdat hij senator is. Maar hij is voor jou alleen! Ze heeft gewoon pech gehad, de sloerie! Ze is ook lelijk!</text:p>
      <text:p text:style-name="P9"><text:span text:style-name="T1">Kittie</text:span>: jij voelt dat Kittie niet haar echte naam is. Volgens jou heet ze eigenlijk Hührdjatgnoeipschnoelg en komt ze uit Swahililand. Dus is ze een illegale asielzoeker. Dat verklaart waarom ze altijd zo naar kameel ruikt!</text:p>
      <text:h text:style-name="P7" text:outline-level="1">12. Jaapjan</text:h>
      <text:p text:style-name="P2">Lid van dispuut ‘KKK’, praat met een ‘erw’</text:p>
      <text:p text:style-name="P2">Senator van het korps, oudere broer van Katjaapjan</text:p>
      <text:p text:style-name="P2"/>
      <text:p text:style-name="P2">Jij heet sinds je geboorte Jaapjan, maar voor de meeste mensen is het ‘meneer Jaapjan’. Je hebt zoals velen arrogant, maar één van de weinigen die wél zijn woorden waar maakt. Jij kunt alles, je weet alles, je bènt alles. Ook in je familie zitten al generaties lang mensen die weten hoe het leven in elkaar steekt. Je bed-bed-overgrootvader Joepjaop was dan ook de bedenker van de bekende gezegdes ‘Beter teveel dan te weinig’ en ‘Liever één vogel in de hand dan tien in de lucht’. Je vader is directeur van de Shell en je moeder directeur van Microsoft (onlangs overgekocht voor een zacht prijsje). Je studententijd is dan ook nooit arm geweest. Het korps heeft jou een tijd geleden als senator gevraagd en deze functie bekleed je net zo lang feilloos. </text:p>
      <text:p text:style-name="P2"/>
      <text:p text:style-name="P2"><text:span text:style-name="T1">Dispuut ‘KKK’</text:span>, jouw dispuut: jouw dispuut bestaat uit jou, Janjaap, Jaapjanjaap en Katjaapjan. Jullie zijn een vijfdejaars dispuut en vanavond is er geen dispuut ouder dan die van jullie. Jullie dispuut is onstaan uit een gedeelde liefde voor de bekende popgroep ‘K3’. De naam ‘KKK’ staat daar voor ( 3x K = K3), maar ook voor het harde en bestraffende van de racistische groepering die dezelfde afkorting heeft: mensen die K3 niet goed vinden, verdienen het om weggepest te worden. </text:p>
      <text:p text:style-name="P2"><text:span text:style-name="T1">Dispuut Amazones:</text:span> Dit eerstejaarsdispuut bestaat uit vier mooie hertjes. Omdat jullie als vijfdejaars jullie sporen wel verdiend hebben in de sociëteit, hebben jullie het recht om bepaalde zaken te eisen van eerstejaars. Daarom hebben jullie besloten dat dit dispuut 3 van de 4 vrouwen uit moet zoeken –één per man- om één avond de liefde mee te bedrijven. </text:p>
      <text:p text:style-name="P2"><text:span text:style-name="T1">Maria, lid van dispuut KO</text:span>: Maria is je vaste neukertje. Ze vertelde je gisteren dat ze hoorde dat er een bom geplaats ging worden in het vliegtuig waarin K3 van Amerika naar vliegveld Eelde zou vliegen. Deze heb je laten saboteren.</text:p>
      <text:p text:style-name="P2"><text:span text:style-name="T1">Janjaap, lid van dispuut ‘KKK’</text:span>: Toen je van Maria hoorde dat er een aanslag gepleegd ging worden op je favoriete popgroep, heb je hem deze bom laten saboteren. Hij zal dit als het goed is vannacht met succes hebben gedaan.</text:p>
      <text:p text:style-name="P2"><text:span text:style-name="T1">Katjaapjan, je zusje</text:span>: Je jongere zusje heb jij goed opgevoed: alles wat jij van haar vraagt, doet ze voor je, zoals dat een hertje betaamt. Om Janjaap de bom te laten saboteren, heb je hem beloofd dat hij bij haar eens lekker af mocht karnen. </text:p>
      <text:p text:style-name="P2"><text:span text:style-name="T1">Eerstejaarsdispuut ‘Amazones’</text:span>: dit eerstejaars dispuutje bestaat uit vier lekkere diertjes: Kittie, Birgit, Bridget en Sonya. Met de drie mannen van je dispuut hebben jullie besloten, dat zij drie (van de vier) vrouwen uit moeten kiezen die zich elk door iemand van jouw dispuut moet laten nemen..</text:p>
      <text:p text:style-name="P2"><text:span text:style-name="T1">Henk, lid van vierdejaarsdispuut ‘Hero’</text:span>: Henk is een prima gozer. Jullie kunnen samen uren heerlijk over vrouwtjes praten. Nu jij senator bent, heb je met hem een mooie deal gesloten: hij mocht een geheime hoerenkast in de kelder van de sociëteit beginnen, en jij mag altijd gratis naar binnen en krijgt 10% van zijn inkomsten. </text:p>
      <text:p text:style-name="P2"/>
      <text:h text:style-name="P7" text:outline-level="1">13. Bridget</text:h>
      <text:p text:style-name="P2">Lid van dispuut ‘Amazones’, praat met een ‘erw’</text:p>
      <text:p text:style-name="P12"/>
      <text:p text:style-name="P2"><text:span text:style-name="T1">Dispuut ‘Amazones’:</text:span> jouw dispuut. Dit dispuut bestaat uit: jou, Brigit, Kittie en Sonya. Het is een eerstejaarsdispuut, waardoor jullie vaak gezeik hebben van ouderejaarsdisputen. Jullie profileren zich met een sportief uiterlijk, want jullie zitten allemaal onder de paardrijclub van de sociëteit, ‘De Gedekte Merrie’.</text:p>
      <text:p text:style-name="P2"><text:span text:style-name="T1">Dispuut ‘KKK’</text:span>: dit is een vijfdejaarsdispuut, waarvan onder andere Jaapjan –de senator van de sociëteit- lid van is. Dit dispuut heeft jullie opgedragen om drie van de vier vrouwen uit te kiezen, die vervolgens naar bed moeten met de drie mannen van dispuut ‘KKK’. Hier kunnen jullie als eerstejaars niet onder uit, maar als wraak, hebben jullie besloten dat degene die de coolste anti-man-actie uithaalt, NIET met die sukkels (immers ALLE mannen zijn sukkels) naar bed hoeft. Als anti-man actie heb jij uitgehaald: ..DINGEN....</text:p>
      <text:p text:style-name="P12"><text:span text:style-name="T1">Sonja</text:span>: Zij zit niet alleen onder paardrijden, maar ook onder hockey. Volgens jou is ze onder hockey gegaan, omdat ze een pot is. Dus tijdens het omkleden zit ze gewoon te loeren naar alle omkledende vrouwen, met die lelijke vissen-ogen van haar. Daarom is ze natuurlijk ook altijd zo preuts tegenover mannen!</text:p>
      <text:p text:style-name="P12"><text:span text:style-name="T1">Truus</text:span>: Jij vindt dat ze veel roddelt. Natuurlijk hoort roddelen er wel een beetje bij op een sociëteit, maar zij roddelt echt tè veel. Ze moet haar bek eens leren houden!</text:p>
      <text:h text:style-name="P7" text:outline-level="1">14. Henk</text:h>
      <text:p text:style-name="P2">Lid van dispuut Hero, praat met een ‘erw’</text:p>
      <text:p text:style-name="P2"/>
      <text:p text:style-name="P9"><text:span text:style-name="T1">Dispuut ‘Hero’</text:span>: Jouw dispuut bestaat uit jou, Thomas, Truus en Rudi. Jullie zij een derdejaarsdispuut. Jullie zijn allemaal werkzaam in de ‘liefdesbranche’ en dat is eigenlijk wel een beetje aan jullie uiterlijk te zien. Natuurlijk ontkennen jullie dit meestal als mensen er naar vragen.</text:p>
      <text:p text:style-name="P2"><text:span text:style-name="T1">Jaap-Jan, de senator</text:span>: Jij en Jaap-Jan konden het altijd al goed met elkaar vinden, omdat jullie hetzelfde lievelingsonderwerp hebben: vrouwen. Avonden lang hebben jullie het samen over deze mooie dingen des levens gehad. Je hebt geregeld dat je in de kelder een geheime ‘betaalde-liefdeslocatie’ mag hebben (‘hoerenkast’ in de volksmond), waar hij altijd gratis naar binnen mag. Hij krijgt 10% van de inkomsten die je hier maakt.</text:p>
      <text:p text:style-name="P2"><text:span text:style-name="T1">Rudi, lid van dispuut ‘Hero’</text:span>: chauffeur</text:p>
      <text:p text:style-name="P2"><text:span text:style-name="T1">Truus, lid van dispuut ‘Hero’:</text:span> dame van plezier</text:p>
      <text:p text:style-name="P2"><text:span text:style-name="T1">Thomas, lid van dispuut ‘Hero’</text:span>: Toen in jullie eerste jaar van het sociëteitsleven Thomas bij jullie dispuut kwam, was hij de enige die niet in de ‘liefdesbranche’ werkte. Toen heb je Truus hem met de ziekte <text:span text:style-name="T12">Piccus smurficus</text:span> laten besmetten, bij weten van Rudi (alhoewel Rudi niet weet dat je dit door Truus hebt laten doen). Truus heeft dit gedaan, door een kweekje van dit virus uit te smeren over het binnenste van haar vagina uit te smeren, vlak voor ze met hem de liefde bedreef. Toen Thomas de eerste symptomen begon te krijgen, is hij in paniek naar Rudi gegaan. Deze heeft hem toen een tegengif gegeven en is hij uit dank voor jou gaan werken.</text:p>
      <text:p text:style-name="P2"/>
      <text:p text:style-name="P12"><text:span text:style-name="T4">‘</text:span><text:span text:style-name="T5">Piccus smurficus</text:span><text:span text:style-name="T4">’: Sexueel overdraagbare aandoening, die slechts bij mannen schade doet: het mannelijk geslachtsdeel wordt een tijd na het oplopen van deze aandoening blauw. In deze fase dient er ingegrepen te worden. De lengte van deze fase verschilt per persoon: de een heeft slechts één week om in te grijpen, de ander een jaar. Na deze fase, wordt het mannelijk geslachtsdeel zwart (omdat al het bloed erin stolt) en verliest deze het contact met de drager. <text:s/>In het vrouwelijk geslachtsorgaan kan het virus slechts een etmaal overleven, waardoor besmetting slechts mogelijk is als je verkering niet zo perfect is als je dacht. Bron: Encarta medische encyclopedie</text:span></text:p>
      <text:p text:style-name="P2"/>
      <text:h text:style-name="P7" text:outline-level="1">15. Sonya</text:h>
      <text:p text:style-name="P2">Lid van dispuut ‘Amazones’, praat met een ‘erw’</text:p>
      <text:p text:style-name="P2"/>
      <text:p text:style-name="P2"><text:span text:style-name="T1">Dispuut ‘Amazones’:</text:span> jouw dispuut. Dit dispuut bestaat uit: jou, Brigit, Bridget en Kittie. Het is een eerstejaarsdispuut, waardoor jullie vaak gezeik hebben van ouderejaarsdisputen. Jullie profileren zich met een sportief uiterlijk, want jullie zitten allemaal onder de paardrijclub van de sociëteit, ‘De Gedekte Merrie’.</text:p>
      <text:p text:style-name="P2"><text:span text:style-name="T1">Dispuut ‘KKK’</text:span>: dit is een vijfdejaarsdispuut, waarvan onder andere Jaapjan –de senator van de sociëteit- lid van is. Dit dispuut heeft jullie opgedragen om drie van de vier vrouwen uit te kiezen, die vervolgens naar bed moeten met de drie mannen van dispuut ‘KKK’. Hier kunnen jullie als eerstejaars niet onder uit, maar als wraak, hebben jullie besloten dat degene die de coolste anti-man-actie uithaalt, NIET met die sukkels (immers ALLE mannen zijn sukkels) naar bed hoeft. Als anti-man actie heb jij uitgehaald: ..DINGEN....</text:p>
      <text:p text:style-name="P2"><text:span text:style-name="T1">Tanya:</text:span> Jij en Tanya zitten niet alleen op paardrijden, maar ook bij de hockeyclub van de vereniging ‘Poes ‘em d’r in’ genaamd. Vandaag hebben jullie een wedstrijd tegen hockeyclub ‘Het stokkie’ verloren, omdat zij kut speelde (bijv. veroorzaakt ze een corner in de 33e minuut). Ook stinkt haar sjampoo.</text:p>
      <text:p text:style-name="P2">Katjanjaap: Je kent haar niet heel goed, maar je vindt haar een beetje een meeloper: ze heeft niet echt een eigen mening, ze gedraagt zich altijd stereotyp. Ook is ze oppervlakkig. De reden dat ze toch nog niet uit de vereniging is gezet, is omdat haar broer Jaapjan de senator is van de vereniging. Zonder hem was ze niks waard.</text:p>
      <text:p text:style-name="P2">Birgit: Haar vindt je nou echt een boerin: ze heeft geen stijl, geen klasse, geen dames-achtigheid. Daardoor vindt je dat ze niet in het dispuut past. Ze zou koeien moeten melken! Ook denk je dat ze al vroeg een onderkin zal krijgen.</text:p>
      <text:h text:style-name="P7" text:outline-level="1">16. Tanya</text:h>
      <text:p text:style-name="P1">Lid van dispuut ‘KO’, praat met een ‘erw’</text:p>
      <text:p text:style-name="P1"/>
      <text:p text:style-name="P12"><text:span text:style-name="T3">Dispuut KO</text:span><text:span text:style-name="T4">: Dit tweedejaarsdispuut bestaat uit Ronald, Marcel, Maria en jij. ‘KO’ bestekend voor de leek ‘Knock Out’, maar eigenlijk staat het voor K-nul, omdat jullie een hekel hebben aan de bekende popgroep K3. Deze haat houden jullie wel geheim voor de buitenwereld. Het doel van jullie dispuut is om K3-fans op te sporen en deze vervolgens samen weg te pesten. Ook het doden van K3 is een doel wat jullie jezelf gesteld hebben.</text:span></text:p>
      <text:p text:style-name="P6"><text:span text:style-name="T3">Truus</text:span><text:span text:style-name="T4">: Jij geeft Truus je home-grown ‘</text:span><text:span text:style-name="T6">Piccus smurficus</text:span><text:span text:style-name="T4">’-virus in een handige familie-tube. Deze verkoop je over de hele wereld aan allerlei orthodoxe feministische groeperingen. Je hebt een diep gewortelde haat tegen mannen, omdat je vindt dat ze niet kunnen paardrijden. Je had eigenlijk heel graag bij dispuut ‘Amazones’ gewild, maar ze vonden jou een te vrouwelijk gezicht hebben en vooral om je abonnnement op de Penny. Vandaar spreid je nu je haat over de wereld uit vanuit het dispuut ‘KO’. Jij weet dat Truus met de helft van de mannelijke wereldbevolking in bed heeft gelegen, en daarom is ze een geschikt persoon om het virus in omloop te brengen. Je wil Tanya aan het hart drukken de tube met het virus echt toch vaak te gebruiken. Het afvallen van de mannelijke geslachtorganen kan jou niet rap genoeg gaan.</text:span></text:p>
      <text:p text:style-name="P6"><text:span text:style-name="T3">Ronald</text:span><text:span text:style-name="T4">: Je weet dat Ronald graag thuis </text:span><text:span text:style-name="T4">–tegen betaling-</text:span><text:span text:style-name="T4"> </text:span><text:span text:style-name="T4">de liefde bedrijft</text:span><text:span text:style-name="T4"> met Truus. Het zou slecht zijn voor zijn CV als het naar buiten zou komen dat hij een hoerenloper is. Je chanteerd Ronald om je laboratoriumspullen te kunnen bekostigen waarmee je sleutelt aan je viruscollectie. Je eerste grote creatie was het ‘Piccus smurficus’-virus, en daar ben je erg trots op. Je hebt afgelopen week een nieuwe resistente variant van het Ps-virus gemaakt dat volkomen resistent is tegen alle tot dan toe bekende antibiotica. Je hebt nu aan Ronald gevraagd als extra wederdienst tot geheimhouding dat hij een bom zou plaatsen in het vliegtuig waar K3 in zat. Blijkbaar heeft hij het gedaan! Je had niet verwacht dat hij zo gek was het te doen, maar nu heb je enorm veel respect voor hem gekregen. EN voel je zowaar liefde voor hem opborrelen, of hij nu kan paardrijden of niet.</text:span></text:p>
      <text:p text:style-name="P1">Sonja: Jij zit met haar bij de hockeyvereniging van de sociëteit ‘Poes ‘m d’r in’. Vandaag hebben jullie een wedstrijd verloren tegen ‘Het Stikkie’, omdat zij heel slecht speelde. Maar dat is op zich niet erg, maar ze is WEL zo iemand die DENKT dat ze beter is. Ze is dus heel arrogant. </text:p>
      <text:p text:style-name="P1">Maria: Haar naam zegt het al: ze denkt een beetje dat ze een heilige is, dat ze alles beter weet. Maar dat is helemaal niet zo. Ze is juist heel dom. Je vindt haar het leukst als ze zo zat is, dat ze niet meer kan praten!</text:p>
      <text:p text:style-name="P1">Birgit: zij zit onder paardrijden. En volgens jou doet ze dat, omdat ze tijdens het paardrijden –het woord zegt het al- orgasmes krijgt! Want jij hebt een keer een natte plek in haar broek gezien (ze zei toen dat het bier was, jaja!). Dat zou ook verklaren, waarom ze altijd zo preuts doet tegen jongen!</text:p>
      <text:p text:style-name="P2"/>
      <text:p text:style-name="P12"><text:span text:style-name="T4">‘</text:span><text:span text:style-name="T5">Piccus smurficus</text:span><text:span text:style-name="T4">’: Sexueel overdraagbare aandoening, die slechts bij mannen schade doet: het mannelijk geslachtsdeel wordt een tijd na het oplopen van deze aandoening blauw. In deze fase dient er ingegrepen te worden. De lengte van deze fase verschilt per persoon: de een heeft slechts één week om in te grijpen, de ander een jaar. Na deze fase, wordt het mannelijk geslachtsdeel zwart (omdat al het bloed erin stolt) en verliest deze het contact met de drager. <text:s/>In het vrouwelijk geslachtsorgaan kan het virus slechts een etmaal overleven, waardoor besmetting slechts mogelijk is als je verkering niet zo perfect is als je dacht. Bron: Encarta medische encyclopedi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roadway" svg:font-family="Broadway" style:font-family-generic="decorative" style:font-pitch="variable"/>
    <style:font-face style:name="Showcard Gothic" svg:font-family="'Showcard Gothi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color="#0080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Showcard Gothic" fo:font-size="26pt" fo:text-shadow="1pt 1pt" fo:font-weight="bold" style:letter-kerning="true" style:font-size-asian="2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Rockwell Extra Bold" fo:font-size="22pt" fo:text-shadow="1pt 1pt" style:font-size-asian="22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13pt" fo:font-weight="bold" style:font-size-asian="13pt" style:font-weight-asian="bold" style:font-name-complex="Arial" style:font-size-complex="13pt" style:font-weight-complex="bold"/>
    </style:style>
    <style:style style:name="Code" style:family="paragraph" style:parent-style-name="Standard">
      <style:paragraph-properties fo:padding-left="0.0555in" fo:padding-right="0.0555in" fo:padding-top="0.0138in" fo:padding-bottom="0.0138in" fo:border="0.0071in solid #000000"/>
    </style:style>
    <style:style style:name="Code_20_in_20_text" style:display-name="Code in text" style:family="paragraph" style:parent-style-name="Standard">
      <style:text-properties style:font-name="Century Gothic" fo:text-shadow="1pt 1pt"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text-properties fo:color="#99330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Impact" fo:font-size="28pt" style:text-underline-style="solid" style:text-underline-width="auto" style:text-underline-color="font-color" fo:font-weight="bold" style:font-size-asian="28pt" style:font-weight-asian="bold"/>
    </style:style>
    <style:style style:name="MP2" style:family="paragraph" style:parent-style-name="Footer">
      <style:text-properties style:font-name="Broadway" fo:font-size="14pt" style:font-size-asian="14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CONFIDENTIAL!!! FOR YOUR EYES ONLY!!!</text:p>
      </style:header>
      <style:footer>
        <text:p text:style-name="MP2">Levend Cluedo ‘Ballen en hertjes’, geschreven door Jasper Janson en Richèl Bilderbeek op 29-05-2003</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1</dc:title>
    <meta:initial-creator>Bilderbeek</meta:initial-creator>
    <meta:creation-date>2003-09-12T10:14:00</meta:creation-date>
    <dc:creator>Richel Bilderbeek</dc:creator>
    <dc:date>2010-07-04T18:58:00</dc:date>
    <meta:editing-cycles>38</meta:editing-cycles>
    <meta:editing-duration>PT04H30M00S</meta:editing-duration>
    <meta:document-statistic meta:table-count="0" meta:image-count="0" meta:object-count="0" meta:page-count="16" meta:paragraph-count="141" meta:word-count="6552" meta:character-count="37336"/>
    <meta:generator>OpenOffice.org/3.2$Linux OpenOffice.org_project/320m12$Build-9483</meta:generator>
    <meta:user-defined meta:name="Info 1"/>
    <meta:user-defined meta:name="Info 2"/>
    <meta:user-defined meta:name="Info 3"/>
    <meta:user-defined meta:name="Info 4"/>
  </office:meta>
</office:document-meta>
</file>